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11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5.75cm" loext:decorative="false"/>
    </style:style>
    <style:style style:name="gr10" style:family="graphic" style:parent-style-name="objectwithoutfill">
      <style:graphic-properties svg:stroke-color="#ff0000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5" style:family="graphic" style:parent-style-name="objectwithoutfill">
      <style:graphic-properties svg:stroke-color="#ff0000" draw:marker-end="Puntas_20_de_20_flecha_20_4" draw:marker-end-width="0.3cm" draw:fill="none" draw:textarea-vertical-align="middle" loext:decorative="false"/>
    </style:style>
    <style:style style:name="gr16" style:family="graphic" style:parent-style-name="standard">
      <style:graphic-properties svg:stroke-color="#ff0000" draw:textarea-horizontal-align="justify" draw:textarea-vertical-align="middle" draw:auto-grow-height="false" fo:min-height="0cm" fo:min-width="0cm" loext:decorative="false"/>
    </style:style>
    <style:style style:name="gr17" style:family="graphic" style:parent-style-name="objectwithoutfill">
      <style:graphic-properties svg:stroke-color="#ff0000" draw:marker-end="Puntas_20_de_20_flecha_20_5" draw:marker-end-width="0.3cm" draw:fill="none" draw:textarea-vertical-align="middle" loext:decorative="false"/>
    </style:style>
    <style:style style:name="gr18" style:family="graphic" style:parent-style-name="standard">
      <style:graphic-properties svg:stroke-color="#3465a4" draw:textarea-horizontal-align="justify" draw:textarea-vertical-align="middle" draw:auto-grow-height="false" fo:min-height="1.25cm" fo:min-width="2.5cm" loext:decorative="false"/>
    </style:style>
    <style:style style:name="gr19" style:family="graphic" style:parent-style-name="objectwithoutfill">
      <style:graphic-properties svg:stroke-color="#ff0000" draw:marker-end="Puntas_20_de_20_flecha_20_6" draw:marker-end-width="0.3cm" draw:fill="none" draw:textarea-vertical-align="middle" loext:decorative="false"/>
    </style:style>
    <style:style style:name="gr20" style:family="graphic" style:parent-style-name="standard">
      <style:graphic-properties svg:stroke-color="#3465a4" draw:textarea-horizontal-align="justify" draw:textarea-vertical-align="middle" draw:auto-grow-height="false" fo:min-height="1.25cm" fo:min-width="2.75cm" loext:decorative="false"/>
    </style:style>
    <style:style style:name="gr21" style:family="graphic" style:parent-style-name="objectwithoutfill">
      <style:graphic-properties svg:stroke-color="#3465a4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5cm" fo:min-width="11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7" style:family="graphic" style:parent-style-name="objectwithoutfill">
      <style:graphic-properties svg:stroke-color="#3465a4" draw:marker-end="Puntas_20_de_20_flecha_20_7" draw:marker-end-width="0.3cm" draw:fill="none" draw:textarea-vertical-align="middle" loext:decorative="false"/>
    </style:style>
    <style:style style:name="gr28" style:family="graphic" style:parent-style-name="standard">
      <style:graphic-properties svg:stroke-color="#3465a4" draw:textarea-horizontal-align="justify" draw:textarea-vertical-align="middle" draw:auto-grow-height="false" fo:min-height="2.25cm" fo:min-width="1.5cm" loext:decorative="false"/>
    </style:style>
    <style:style style:name="gr29" style:family="graphic" style:parent-style-name="objectwithoutfill">
      <style:graphic-properties svg:stroke-color="#3465a4" draw:marker-end="Puntas_20_de_20_flecha_20_8" draw:marker-end-width="0.3cm" draw:fill="none" draw:textarea-vertical-align="middle" loext:decorative="false"/>
    </style:style>
    <style:style style:name="gr30" style:family="graphic" style:parent-style-name="standard">
      <style:graphic-properties svg:stroke-color="#3465a4" draw:textarea-horizontal-align="justify" draw:textarea-vertical-align="middle" draw:auto-grow-height="false" fo:min-height="2.25cm" fo:min-width="1.25cm" loext:decorative="false"/>
    </style:style>
    <style:style style:name="gr31" style:family="graphic" style:parent-style-name="standard">
      <style:graphic-properties svg:stroke-color="#3465a4" draw:textarea-horizontal-align="justify" draw:textarea-vertical-align="middle" draw:auto-grow-height="false" fo:min-height="0cm" fo:min-width="0cm" loext:decorative="false"/>
    </style:style>
    <style:style style:name="gr32" style:family="graphic" style:parent-style-name="objectwithoutfill">
      <style:graphic-properties svg:stroke-color="#800080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1" draw:layer="layout" svg:width="1.464cm" svg:height="1.311cm" draw:transform="rotate (-1.67953033919414) translate (2.99745115514318cm 2.15339985279475cm)" svg:viewBox="0 0 1465 1312" svg:d="M0 1312c463-221 1052-137 1465-480l-5-292-99-415-67-125">
          <text:p/>
        </draw:path>
        <draw:line draw:style-name="gr2" draw:text-style-name="P1" draw:layer="layout" svg:x1="3cm" svg:y1="2.75cm" svg:x2="5cm" svg:y2="2.75cm">
          <text:p/>
        </draw:line>
        <draw:custom-shape draw:style-name="gr3" draw:text-style-name="P2" draw:layer="layout" svg:width="11.5cm" svg:height="1.75cm" svg:x="5.5cm" svg:y="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75cm" svg:y1="2cm" svg:x2="7.75cm" svg:y2="3.75cm">
          <text:p/>
        </draw:line>
        <draw:line draw:style-name="gr1" draw:text-style-name="P1" draw:layer="layout" svg:x1="10cm" svg:y1="2cm" svg:x2="10cm" svg:y2="3.75cm">
          <text:p/>
        </draw:line>
        <draw:line draw:style-name="gr1" draw:text-style-name="P1" draw:layer="layout" svg:x1="12.25cm" svg:y1="2cm" svg:x2="12.25cm" svg:y2="3.75cm">
          <text:p/>
        </draw:line>
        <draw:line draw:style-name="gr1" draw:text-style-name="P1" draw:layer="layout" svg:x1="14.5cm" svg:y1="2cm" svg:x2="14.5cm" svg:y2="3.75cm">
          <text:p/>
        </draw:line>
        <draw:frame draw:style-name="gr4" draw:text-style-name="P3" draw:layer="layout" svg:width="17.5cm" svg:height="2.384cm" svg:x="1.5cm" svg:y="4.75cm">
          <draw:text-box>
            <text:p>Supongamos que el dibujo de arriba representa a la linea del domino. Para “<text:span text:style-name="T1">lin</text:span><text:span text:style-name="T1">e_</text:span><text:span text:style-name="T1">n_</text:span><text:span text:style-name="T1">cor</text:span><text:span text:style-name="T1">rec</text:span><text:span text:style-name="T1">t()” </text:span><text:span text:style-name="T2">de</text:span><text:span text:style-name="T2">be</text:span><text:span text:style-name="T2">mo</text:span><text:span text:style-name="T2">s </text:span><text:span text:style-name="T2">ver </text:span><text:span text:style-name="T2">4 </text:span><text:span text:style-name="T2">cas</text:span><text:span text:style-name="T2">os:</text:span></text:p>
            <text:p><text:span text:style-name="T2"><text:tab/></text:span><text:span text:style-name="T2">*Si </text:span><text:span text:style-name="T2">la </text:span><text:span text:style-name="T2">lín</text:span><text:span text:style-name="T2">ea </text:span><text:span text:style-name="T2">tie</text:span><text:span text:style-name="T2">ne </text:span><text:span text:style-name="T2">un </text:span><text:span text:style-name="T2">sol</text:span><text:span text:style-name="T2">o </text:span><text:span text:style-name="T2">ele</text:span><text:span text:style-name="T2">me</text:span><text:span text:style-name="T2">nto</text:span><text:span text:style-name="T2">, </text:span><text:span text:style-name="T2">ret</text:span><text:span text:style-name="T2">orn</text:span><text:span text:style-name="T2">o </text:span><text:span text:style-name="T2">tru</text:span><text:span text:style-name="T2">e.</text:span></text:p>
          </draw:text-box>
        </draw:frame>
        <draw:path draw:style-name="gr1" draw:text-style-name="P1" draw:layer="layout" svg:width="1.057cm" svg:height="1.745cm" svg:x="4.048cm" svg:y="7.594cm" svg:viewBox="0 0 1058 1746" svg:d="M0 0c0 564-1 1128 0 1693l476 53 397-26 185-27">
          <text:p/>
        </draw:path>
        <draw:line draw:style-name="gr5" draw:text-style-name="P1" draw:layer="layout" svg:x1="5cm" svg:y1="8.75cm" svg:x2="7.5cm" svg:y2="8.75cm">
          <text:p/>
        </draw:line>
        <draw:custom-shape draw:style-name="gr6" draw:text-style-name="P2" draw:layer="layout" svg:width="2cm" svg:height="1.5cm" svg:x="8cm" svg:y="8.2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6.5cm" svg:height="1.75cm" svg:x="1.75cm" svg:y="10.25cm">
          <draw:text-box>
            <text:p><text:tab/>*Si se quiere ver que la primera pieza matchea con </text:p>
            <text:p><text:tab/>la segunda debemos ver que:</text:p>
          </draw:text-box>
        </draw:frame>
        <draw:path draw:style-name="gr1" draw:text-style-name="P1" draw:layer="layout" svg:width="1.521cm" svg:height="1.999cm" svg:x="4.008cm" svg:y="12.276cm" svg:viewBox="0 0 1522 2000" svg:d="M146 0c-179 583-199 1183-27 1747 133 435 808 181 1218 158l185-26">
          <text:p/>
        </draw:path>
        <draw:line draw:style-name="gr8" draw:text-style-name="P1" draw:layer="layout" svg:x1="5.5cm" svg:y1="13.5cm" svg:x2="7.75cm" svg:y2="13.5cm">
          <text:p/>
        </draw:line>
        <draw:custom-shape draw:style-name="gr9" draw:text-style-name="P2" draw:layer="layout" svg:width="6.25cm" svg:height="1.75cm" svg:x="8.25cm" svg:y="1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25cm" svg:y1="13cm" svg:x2="11.25cm" svg:y2="14.75cm">
          <text:p/>
        </draw:line>
        <draw:path draw:style-name="gr10" draw:text-style-name="P1" draw:layer="layout" svg:width="3.532cm" svg:height="3.154cm" draw:transform="rotate (-3.14159265358979) translate (11.3799100396644cm 15.5637073332737cm)" svg:viewBox="0 0 3533 3155" svg:d="M2622 2997c291-147 951 77 900-556-38-475 101-973-106-1429-199-437-650-656-1058-820-457-184-992-267-1482-106-347 114-586 433-741 768-159 343-244 814 133 1084 396 283 700 673 1058 1006 361 335 793 148 1191 211h317 265 26">
          <text:p/>
        </draw:path>
        <draw:frame draw:style-name="gr11" draw:text-style-name="P3" draw:layer="layout" svg:width="2cm" svg:height="1cm" svg:x="8.75cm" svg:y="13.25cm">
          <draw:text-box>
            <text:p><text:s text:c="4"/>0</text:p>
          </draw:text-box>
        </draw:frame>
        <draw:frame draw:style-name="gr12" draw:text-style-name="P3" draw:layer="layout" svg:width="2.25cm" svg:height="1.25cm" svg:x="11.75cm" svg:y="13.25cm">
          <draw:text-box>
            <text:p><text:s text:c="5"/>1</text:p>
          </draw:text-box>
        </draw:frame>
        <draw:frame draw:style-name="gr13" draw:text-style-name="P3" draw:layer="layout" svg:width="11cm" svg:height="2cm" svg:x="4.5cm" svg:y="15.75cm">
          <draw:text-box>
            <text:p>Solo debo ver si </text:p>
            <text:p><text:span text:style-name="T1">do</text:span><text:span text:style-name="T1">mi</text:span><text:span text:style-name="T1">no</text:span><text:span text:style-name="T1">_m</text:span><text:span text:style-name="T1">atc</text:span><text:span text:style-name="T1">he</text:span><text:span text:style-name="T1">s(0</text:span><text:span text:style-name="T1">,1) </text:span><text:span text:style-name="T1">== </text:span><text:span text:style-name="T1">tru</text:span><text:span text:style-name="T1">e</text:span></text:p>
          </draw:text-box>
        </draw:frame>
        <draw:frame draw:style-name="gr14" draw:text-style-name="P3" draw:layer="layout" svg:width="16.25cm" svg:height="3.095cm" svg:x="3cm" svg:y="17.75cm">
          <draw:text-box>
            <text:p>*Si se quiere ver si la que la ultima ficha esta bien ubicada, es decir, n == <text:span text:style-name="T1">line</text:span><text:span text:style-name="T1">_le</text:span><text:span text:style-name="T1">ngt</text:span><text:span text:style-name="T1">h(li</text:span><text:span text:style-name="T1">ne)</text:span><text:span text:style-name="T1">-1</text:span><text:span text:style-name="T2"> </text:span><text:span text:style-name="T2">de</text:span><text:span text:style-name="T2">be</text:span><text:span text:style-name="T2">mo</text:span><text:span text:style-name="T2">s </text:span><text:span text:style-name="T2">ver </text:span><text:span text:style-name="T2">qu</text:span><text:span text:style-name="T2">e </text:span><text:span text:style-name="T2">se </text:span><text:span text:style-name="T2">de</text:span><text:span text:style-name="T2">be </text:span><text:span text:style-name="T2">ch</text:span><text:span text:style-name="T2">eq</text:span><text:span text:style-name="T2">ue</text:span><text:span text:style-name="T2">ar </text:span><text:span text:style-name="T2">qu</text:span><text:span text:style-name="T2">e </text:span><text:span text:style-name="T2">la </text:span><text:span text:style-name="T2">pe</text:span><text:span text:style-name="T2">nul</text:span><text:span text:style-name="T2">tim</text:span><text:span text:style-name="T2">a </text:span><text:span text:style-name="T2">ma</text:span><text:span text:style-name="T2">ch</text:span><text:span text:style-name="T2">ea </text:span><text:span text:style-name="T2">co</text:span><text:span text:style-name="T2">n </text:span><text:span text:style-name="T2">ella </text:span><text:span text:style-name="T2">tal </text:span><text:span text:style-name="T2">qu</text:span><text:span text:style-name="T2">e:</text:span></text:p>
          </draw:text-box>
        </draw:frame>
        <draw:path draw:style-name="gr10" draw:text-style-name="P1" draw:layer="layout" svg:width="1.33cm" svg:height="1.356cm" svg:x="1.394cm" svg:y="21.749cm" svg:viewBox="0 0 1331 1357" svg:d="M114 0c0 414-256 917 0 1243 201 256 652 0 979 0h238">
          <text:p/>
        </draw:path>
        <draw:line draw:style-name="gr15" draw:text-style-name="P1" draw:layer="layout" svg:x1="2.75cm" svg:y1="22.5cm" svg:x2="4.5cm" svg:y2="22.5cm">
          <text:p/>
        </draw:line>
        <draw:custom-shape draw:style-name="gr16" draw:text-style-name="P2" draw:layer="layout" svg:width="0.25cm" svg:height="0.25cm" svg:x="5.5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5cm" svg:height="0.25cm" svg:x="6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5cm" svg:height="0.25cm" svg:x="6.5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7.25cm" svg:y1="22.5cm" svg:x2="9cm" svg:y2="22.5cm">
          <text:p/>
        </draw:line>
        <draw:custom-shape draw:style-name="gr18" draw:text-style-name="P2" draw:layer="layout" svg:width="3cm" svg:height="1.5cm" svg:x="9.25cm" svg:y="22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2.5cm" svg:y1="22.75cm" svg:x2="14.75cm" svg:y2="22.75cm">
          <text:p/>
        </draw:line>
        <draw:custom-shape draw:style-name="gr20" draw:text-style-name="P2" draw:layer="layout" svg:width="3.25cm" svg:height="1.5cm" svg:x="15cm" svg:y="22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5cm" svg:height="1cm" svg:x="9.5cm" svg:y="22.25cm">
          <draw:text-box>
            <text:p><text:s text:c="3"/>n-2</text:p>
          </draw:text-box>
        </draw:frame>
        <draw:frame draw:style-name="gr11" draw:text-style-name="P3" draw:layer="layout" svg:width="2.75cm" svg:height="1cm" svg:x="15.25cm" svg:y="22.25cm">
          <draw:text-box>
            <text:p><text:s text:c="4"/>n-1</text:p>
          </draw:text-box>
        </draw:frame>
        <draw:path draw:style-name="gr21" draw:text-style-name="P1" draw:layer="layout" svg:width="2.853cm" svg:height="2.118cm" draw:transform="rotate (0.58800142499689) translate (3.307cm 21.908cm)" svg:viewBox="0 0 2854 2119" svg:d="M0 0c566 42 1106 271 1586 580 302 195 501 484 756 726 213 203 126 1404-192 381-115-373 686 1059 704 89l-6-324-22-14">
          <text:p/>
        </draw:path>
        <draw:path draw:style-name="gr21" draw:text-style-name="P1" draw:layer="layout" svg:width="3.582cm" svg:height="0.931cm" svg:x="7.011cm" svg:y="21.028cm" svg:viewBox="0 0 3583 932" svg:d="M0 932c155-398 470-839 979-846 363-5 751-171 1085-27 419 180 710 216 1191 397 1024 384-778 523 291 185v-317l-80-238">
          <text:p/>
        </draw:path>
        <draw:path draw:style-name="gr21" draw:text-style-name="P1" draw:layer="layout" svg:width="5.238cm" svg:height="0.964cm" svg:x="11.086cm" svg:y="20.837cm" svg:viewBox="0 0 5239 965" svg:d="M0 832c544-342 1147-593 1773-740 564-133 1165-127 1719 52 392 127 889 63 1191 344 1111 1034-129-910 556 159l-318 159-317 159v-27">
          <text:p/>
        </draw:path>
        <draw:frame draw:style-name="gr22" draw:text-style-name="P3" draw:layer="layout" svg:width="15.5cm" svg:height="4.517cm" svg:x="3.5cm" svg:y="25cm">
          <draw:text-box>
            <text:p><text:tab/>while(<text:span text:style-name="T2">au</text:span><text:span text:style-name="T2">x→</text:span><text:span text:style-name="T2">ne</text:span><text:span text:style-name="T2">xt !</text:span><text:span text:style-name="T2">= </text:span><text:span text:style-name="T2">NU</text:span><text:span text:style-name="T2">LL)</text:span><text:span text:style-name="T2">{</text:span></text:p>
            <text:p><text:span text:style-name="T2"><text:tab/></text:span><text:span text:style-name="T2"><text:tab/></text:span><text:span text:style-name="T2">pre</text:span><text:span text:style-name="T2">v = </text:span><text:span text:style-name="T2">au</text:span><text:span text:style-name="T2">x;</text:span></text:p>
            <text:p><text:span text:style-name="T2"><text:tab/></text:span><text:span text:style-name="T2"><text:tab/></text:span><text:span text:style-name="T2">au</text:span><text:span text:style-name="T2">x = </text:span><text:span text:style-name="T2">au</text:span><text:span text:style-name="T2">x→</text:span><text:span text:style-name="T2">ne</text:span><text:span text:style-name="T2">xt;</text:span></text:p>
            <text:p><text:span text:style-name="T2"><text:tab/></text:span><text:span text:style-name="T2">}</text:span></text:p>
            <text:p><text:span text:style-name="T2"><text:tab/></text:span><text:span text:style-name="T2">res</text:span><text:span text:style-name="T2">p = </text:span><text:span text:style-name="T2">do</text:span><text:span text:style-name="T2">mi</text:span><text:span text:style-name="T2">no</text:span><text:span text:style-name="T2">_m</text:span><text:span text:style-name="T2">atc</text:span><text:span text:style-name="T2">he</text:span><text:span text:style-name="T2">s(p</text:span><text:span text:style-name="T2">rev</text:span><text:span text:style-name="T2">→ti</text:span><text:span text:style-name="T2">le, </text:span><text:span text:style-name="T2">au</text:span><text:span text:style-name="T2">x→</text:span><text:span text:style-name="T2">tile</text:span><text:span text:style-name="T2">) </text:span></text:p>
          </draw:text-box>
        </draw:frame>
        <draw:frame draw:style-name="gr11" draw:text-style-name="P3" draw:layer="layout" svg:width="2.5cm" svg:height="1cm" svg:x="9.5cm" svg:y="23.75cm">
          <draw:text-box>
            <text:p><text:s text:c="3"/>prev</text:p>
          </draw:text-box>
        </draw:frame>
        <draw:frame draw:style-name="gr11" draw:text-style-name="P3" draw:layer="layout" svg:width="3cm" svg:height="1cm" svg:x="15.25cm" svg:y="23.75cm">
          <draw:text-box>
            <text:p><text:s text:c="4"/>aux</text:p>
          </draw:text-box>
        </draw:frame>
      </draw:page>
      <draw:page draw:name="page2" draw:style-name="dp1" draw:master-page-name="Predeterminado">
        <draw:frame draw:style-name="gr23" draw:text-style-name="P3" draw:layer="layout" svg:width="16cm" svg:height="3.75cm" svg:x="2.25cm" svg:y="1.25cm">
          <draw:text-box>
            <text:p><text:tab/>*Si se desea chequear alguna otra ficha se <text:tab/><text:tab/><text:tab/>deberá ver en el mismo ciclo que se llegué hasta <text:tab/>una ficha anterior para chequear, por ejemplo si</text:p>
            <text:p><text:tab/>n=3 se la deberá comprobar con la ficha 2.</text:p>
          </draw:text-box>
        </draw:frame>
        <draw:path draw:style-name="gr1" draw:text-style-name="P1" draw:layer="layout" svg:width="1.464cm" svg:height="1.311cm" draw:transform="rotate (-1.67953033919414) translate (3.49745115514318cm 5.15339985279474cm)" svg:viewBox="0 0 1465 1312" svg:d="M0 1312c463-221 1052-137 1465-480l-5-292-99-415-67-125">
          <text:p/>
        </draw:path>
        <draw:line draw:style-name="gr2" draw:text-style-name="P1" draw:layer="layout" svg:x1="3.5cm" svg:y1="5.75cm" svg:x2="5.5cm" svg:y2="5.75cm">
          <text:p/>
        </draw:line>
        <draw:custom-shape draw:style-name="gr24" draw:text-style-name="P4" draw:layer="layout" svg:width="11.5cm" svg:height="1.75cm" svg:x="6cm" svg:y="5cm">
          <text:p text:style-name="P2">2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cm" svg:y1="5cm" svg:x2="8.25cm" svg:y2="6.75cm">
          <text:p/>
        </draw:line>
        <draw:line draw:style-name="gr1" draw:text-style-name="P1" draw:layer="layout" svg:x1="10.5cm" svg:y1="5cm" svg:x2="10.5cm" svg:y2="6.75cm">
          <text:p/>
        </draw:line>
        <draw:line draw:style-name="gr1" draw:text-style-name="P1" draw:layer="layout" svg:x1="12.75cm" svg:y1="5cm" svg:x2="12.75cm" svg:y2="6.75cm">
          <text:p/>
        </draw:line>
        <draw:line draw:style-name="gr1" draw:text-style-name="P1" draw:layer="layout" svg:x1="15cm" svg:y1="5cm" svg:x2="15cm" svg:y2="6.75cm">
          <text:p/>
        </draw:line>
        <draw:frame draw:style-name="gr25" draw:text-style-name="P3" draw:layer="layout" svg:width="1.75cm" svg:height="0.962cm" svg:x="6.25cm" svg:y="5.5cm">
          <draw:text-box>
            <text:p><text:s text:c="3"/>0</text:p>
          </draw:text-box>
        </draw:frame>
        <draw:frame draw:style-name="gr25" draw:text-style-name="P3" draw:layer="layout" svg:width="1.75cm" svg:height="0.962cm" svg:x="6.25cm" svg:y="5.5cm">
          <draw:text-box>
            <text:p><text:s text:c="3"/>0</text:p>
          </draw:text-box>
        </draw:frame>
        <draw:frame draw:style-name="gr11" draw:text-style-name="P3" draw:layer="layout" svg:width="1.75cm" svg:height="1cm" svg:x="8.5cm" svg:y="5.5cm">
          <draw:text-box>
            <text:p><text:s text:c="3"/>1</text:p>
          </draw:text-box>
        </draw:frame>
        <draw:frame draw:style-name="gr25" draw:text-style-name="P5" draw:layer="layout" svg:width="1.5cm" svg:height="0.962cm" svg:x="13.25cm" svg:y="5.5cm">
          <draw:text-box>
            <text:p><text:span text:style-name="T3">3</text:span></text:p>
          </draw:text-box>
        </draw:frame>
        <draw:frame draw:style-name="gr25" draw:text-style-name="P3" draw:layer="layout" svg:width="1.75cm" svg:height="0.962cm" svg:x="15.5cm" svg:y="5.5cm">
          <draw:text-box>
            <text:p>4</text:p>
          </draw:text-box>
        </draw:frame>
        <draw:frame draw:style-name="gr22" draw:text-style-name="P3" draw:layer="layout" svg:width="18.75cm" svg:height="4.517cm" svg:x="1.25cm" svg:y="7.483cm">
          <draw:text-box>
            <text:p><text:tab/><text:span text:style-name="T4">while</text:span>(aux→next<text:span text:style-name="T5"> != NULL &amp;&amp; ‘contador’ &lt; n </text:span><text:span text:style-name="T5"><text:tab/></text:span><text:span text:style-name="T5">&amp;&amp; !resp){</text:span></text:p>
            <text:p><text:span text:style-name="T5"><text:tab/></text:span><text:span text:style-name="T5"><text:tab/></text:span><text:span text:style-name="T5">prev = aux;</text:span></text:p>
            <text:p><text:span text:style-name="T5"><text:tab/></text:span><text:span text:style-name="T5"><text:tab/></text:span><text:span text:style-name="T5">aux = aux→next;</text:span></text:p>
            <text:p><text:span text:style-name="T5"><text:tab/></text:span><text:span text:style-name="T5">}</text:span></text:p>
            <text:p><text:span text:style-name="T5"><text:tab/></text:span><text:span text:style-name="T5">resp = domino_matches(prev→tile, aux→tile) &amp;&amp; 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domino_matches(aux→tile, aux-&gt;next-&gt;tile);</text:span></text:p>
          </draw:text-box>
        </draw:frame>
        <draw:line draw:style-name="gr21" draw:text-style-name="P1" draw:layer="layout" svg:x1="1cm" svg:y1="13cm" svg:x2="20cm" svg:y2="13cm">
          <text:p/>
        </draw:line>
        <draw:frame draw:style-name="gr26" draw:text-style-name="P3" draw:layer="layout" svg:width="18.5cm" svg:height="3cm" svg:x="1.25cm" svg:y="13.5cm">
          <draw:text-box>
            <text:p>Para ver la función complementaria “<text:span text:style-name="T1">do</text:span><text:span text:style-name="T1">ubl</text:span><text:span text:style-name="T1">e_</text:span><text:span text:style-name="T1">co</text:span><text:span text:style-name="T1">unt</text:span><text:span text:style-name="T1">()”</text:span><text:span text:style-name="T2"> </text:span><text:span text:style-name="T2">se </text:span><text:span text:style-name="T2">tie</text:span><text:span text:style-name="T2">ne </text:span><text:span text:style-name="T2">en </text:span><text:span text:style-name="T2">cu</text:span><text:span text:style-name="T2">ent</text:span><text:span text:style-name="T2">a </text:span><text:span text:style-name="T2">aq</text:span><text:span text:style-name="T2">uell</text:span><text:span text:style-name="T2">as </text:span><text:span text:style-name="T2">fich</text:span><text:span text:style-name="T2">as </text:span><text:span text:style-name="T2">qu</text:span><text:span text:style-name="T2">e </text:span><text:span text:style-name="T2">so</text:span><text:span text:style-name="T2">n </text:span><text:span text:style-name="T2">do</text:span><text:span text:style-name="T2">ble</text:span><text:span text:style-name="T2">s </text:span><text:span text:style-name="T2">en </text:span><text:span text:style-name="T2">el </text:span><text:span text:style-name="T2">se</text:span><text:span text:style-name="T2">nti</text:span><text:span text:style-name="T2">do </text:span><text:span text:style-name="T2">qu</text:span><text:span text:style-name="T2">e </text:span><text:span text:style-name="T2">so</text:span><text:span text:style-name="T2">n </text:span><text:span text:style-name="T3">n:n</text:span><text:span text:style-name="T3">.</text:span><text:span text:style-name="T6"> </text:span><text:span text:style-name="T7">Par</text:span><text:span text:style-name="T7">a </text:span><text:span text:style-name="T7">el </text:span><text:span text:style-name="T7">de</text:span><text:span text:style-name="T7">sar</text:span><text:span text:style-name="T7">roll</text:span><text:span text:style-name="T7">o </text:span><text:span text:style-name="T7">de </text:span><text:span text:style-name="T7">la </text:span><text:span text:style-name="T7">mis</text:span><text:span text:style-name="T7">ma </text:span><text:span text:style-name="T7">de</text:span><text:span text:style-name="T7">ber</text:span><text:span text:style-name="T7">em</text:span><text:span text:style-name="T7">os </text:span><text:span text:style-name="T7">ver </text:span><text:span text:style-name="T7">qu</text:span><text:span text:style-name="T7">e:</text:span></text:p>
          </draw:text-box>
        </draw:frame>
        <draw:path draw:style-name="gr1" draw:text-style-name="P1" draw:layer="layout" svg:width="1.464cm" svg:height="1.311cm" draw:transform="rotate (-1.67953033919414) translate (3.49845115514318cm 5.15339985279474cm)" svg:viewBox="0 0 1465 1312" svg:d="M0 1312c463-221 1052-137 1465-480l-5-292-99-415-67-125">
          <text:p/>
        </draw:path>
        <draw:line draw:style-name="gr2" draw:text-style-name="P1" draw:layer="layout" svg:x1="3.501cm" svg:y1="5.75cm" svg:x2="5.501cm" svg:y2="5.75cm">
          <text:p/>
        </draw:line>
        <draw:custom-shape draw:style-name="gr24" draw:text-style-name="P4" draw:layer="layout" svg:width="11.5cm" svg:height="1.75cm" svg:x="6cm" svg:y="5cm">
          <text:p text:style-name="P2">2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1cm" svg:y1="5cm" svg:x2="8.251cm" svg:y2="6.75cm">
          <text:p/>
        </draw:line>
        <draw:line draw:style-name="gr1" draw:text-style-name="P1" draw:layer="layout" svg:x1="10.501cm" svg:y1="5cm" svg:x2="10.501cm" svg:y2="6.75cm">
          <text:p/>
        </draw:line>
        <draw:line draw:style-name="gr1" draw:text-style-name="P1" draw:layer="layout" svg:x1="12.751cm" svg:y1="5cm" svg:x2="12.751cm" svg:y2="6.75cm">
          <text:p/>
        </draw:line>
        <draw:line draw:style-name="gr1" draw:text-style-name="P1" draw:layer="layout" svg:x1="15.001cm" svg:y1="5cm" svg:x2="15.001cm" svg:y2="6.75cm">
          <text:p/>
        </draw:line>
        <draw:frame draw:style-name="gr25" draw:text-style-name="P3" draw:layer="layout" svg:width="1.75cm" svg:height="0.962cm" svg:x="6.251cm" svg:y="5.5cm">
          <draw:text-box>
            <text:p><text:s text:c="3"/>0</text:p>
          </draw:text-box>
        </draw:frame>
        <draw:frame draw:style-name="gr25" draw:text-style-name="P3" draw:layer="layout" svg:width="1.75cm" svg:height="0.962cm" svg:x="6.251cm" svg:y="5.5cm">
          <draw:text-box>
            <text:p><text:s text:c="3"/>0</text:p>
          </draw:text-box>
        </draw:frame>
        <draw:frame draw:style-name="gr11" draw:text-style-name="P3" draw:layer="layout" svg:width="1.75cm" svg:height="1cm" svg:x="8.501cm" svg:y="5.5cm">
          <draw:text-box>
            <text:p><text:s text:c="3"/>1</text:p>
          </draw:text-box>
        </draw:frame>
        <draw:frame draw:style-name="gr25" draw:text-style-name="P5" draw:layer="layout" svg:width="1.5cm" svg:height="0.962cm" svg:x="13.5cm" svg:y="5.5cm">
          <draw:text-box>
            <text:p><text:span text:style-name="T3">3</text:span></text:p>
          </draw:text-box>
        </draw:frame>
        <draw:frame draw:style-name="gr25" draw:text-style-name="P3" draw:layer="layout" svg:width="1.75cm" svg:height="0.962cm" svg:x="15.501cm" svg:y="5.5cm">
          <draw:text-box>
            <text:p>4</text:p>
          </draw:text-box>
        </draw:frame>
        <draw:path draw:style-name="gr1" draw:text-style-name="P1" draw:layer="layout" svg:width="1.464cm" svg:height="1.311cm" draw:transform="rotate (-1.67953033919414) translate (3.74745115514318cm 16.6533998527947cm)" svg:viewBox="0 0 1465 1312" svg:d="M0 1312c463-221 1052-137 1465-480l-5-292-99-415-67-125">
          <text:p/>
        </draw:path>
        <draw:line draw:style-name="gr2" draw:text-style-name="P1" draw:layer="layout" svg:x1="3.75cm" svg:y1="17.25cm" svg:x2="5.75cm" svg:y2="17.25cm">
          <text:p/>
        </draw:line>
        <draw:custom-shape draw:style-name="gr24" draw:text-style-name="P4" draw:layer="layout" svg:width="11.5cm" svg:height="1.75cm" svg:x="6.25cm" svg:y="16.5cm">
          <text:p text:style-name="P2">2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5cm" svg:y1="16.5cm" svg:x2="8.5cm" svg:y2="18.25cm">
          <text:p/>
        </draw:line>
        <draw:line draw:style-name="gr1" draw:text-style-name="P1" draw:layer="layout" svg:x1="10.75cm" svg:y1="16.5cm" svg:x2="10.75cm" svg:y2="18.25cm">
          <text:p/>
        </draw:line>
        <draw:line draw:style-name="gr1" draw:text-style-name="P1" draw:layer="layout" svg:x1="13cm" svg:y1="16.5cm" svg:x2="13cm" svg:y2="18.25cm">
          <text:p/>
        </draw:line>
        <draw:line draw:style-name="gr1" draw:text-style-name="P1" draw:layer="layout" svg:x1="15.25cm" svg:y1="16.5cm" svg:x2="15.25cm" svg:y2="18.25cm">
          <text:p/>
        </draw:line>
        <draw:frame draw:style-name="gr25" draw:text-style-name="P3" draw:layer="layout" svg:width="1.75cm" svg:height="0.962cm" svg:x="6.5cm" svg:y="17cm">
          <draw:text-box>
            <text:p><text:s text:c="3"/>0</text:p>
          </draw:text-box>
        </draw:frame>
        <draw:frame draw:style-name="gr11" draw:text-style-name="P3" draw:layer="layout" svg:width="1.75cm" svg:height="1cm" svg:x="8.75cm" svg:y="17cm">
          <draw:text-box>
            <text:p><text:s text:c="3"/>1</text:p>
          </draw:text-box>
        </draw:frame>
        <draw:frame draw:style-name="gr25" draw:text-style-name="P5" draw:layer="layout" svg:width="1.5cm" svg:height="0.962cm" svg:x="13.5cm" svg:y="17cm">
          <draw:text-box>
            <text:p><text:span text:style-name="T3">3</text:span></text:p>
          </draw:text-box>
        </draw:frame>
        <draw:frame draw:style-name="gr25" draw:text-style-name="P3" draw:layer="layout" svg:width="1.75cm" svg:height="0.962cm" svg:x="15.75cm" svg:y="17cm">
          <draw:text-box>
            <text:p>4</text:p>
          </draw:text-box>
        </draw:frame>
        <draw:line draw:style-name="gr27" draw:text-style-name="P1" draw:layer="layout" svg:x1="7.5cm" svg:y1="18.25cm" svg:x2="7.5cm" svg:y2="20cm">
          <text:p/>
        </draw:line>
        <draw:custom-shape draw:style-name="gr28" draw:text-style-name="P2" draw:layer="layout" svg:width="2cm" svg:height="2.5cm" svg:x="6.5cm" svg:y="20.25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6.501cm" svg:y1="21.5cm" svg:x2="8.5cm" svg:y2="21.5cm">
          <text:p/>
        </draw:line>
        <draw:frame draw:style-name="gr25" draw:text-style-name="P3" draw:layer="layout" svg:width="1cm" svg:height="0.962cm" svg:x="7cm" svg:y="20.5cm">
          <draw:text-box>
            <text:p>1</text:p>
          </draw:text-box>
        </draw:frame>
        <draw:frame draw:style-name="gr25" draw:text-style-name="P3" draw:layer="layout" svg:width="0.75cm" svg:height="0.962cm" svg:x="7cm" svg:y="21.75cm">
          <draw:text-box>
            <text:p>1</text:p>
          </draw:text-box>
        </draw:frame>
        <draw:line draw:style-name="gr29" draw:text-style-name="P1" draw:layer="layout" svg:x1="9.75cm" svg:y1="18.25cm" svg:x2="9.75cm" svg:y2="20cm">
          <text:p/>
        </draw:line>
        <draw:custom-shape draw:style-name="gr30" draw:text-style-name="P2" draw:layer="layout" svg:width="1.75cm" svg:height="2.5cm" svg:x="9cm" svg:y="20.25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9cm" svg:y1="21.5cm" svg:x2="10.75cm" svg:y2="21.5cm">
          <text:p/>
        </draw:line>
        <draw:frame draw:style-name="gr25" draw:text-style-name="P3" draw:layer="layout" svg:width="0.75cm" svg:height="0.962cm" svg:x="9.5cm" svg:y="20.5cm">
          <draw:text-box>
            <text:p>1</text:p>
          </draw:text-box>
        </draw:frame>
        <draw:frame draw:style-name="gr25" draw:text-style-name="P3" draw:layer="layout" svg:width="0.75cm" svg:height="0.962cm" svg:x="9.5cm" svg:y="21.75cm">
          <draw:text-box>
            <text:p>3</text:p>
          </draw:text-box>
        </draw:frame>
        <draw:custom-shape draw:style-name="gr31" draw:text-style-name="P2" draw:layer="layout" svg:width="0.25cm" svg:height="0.25cm" svg:x="12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cm" svg:height="0.25cm" svg:x="12.5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cm" svg:height="0.25cm" svg:x="13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17.25cm" svg:height="4.517cm" svg:x="2cm" svg:y="23.5cm">
          <draw:text-box>
            <text:p><text:tab/><text:span text:style-name="T4">wh</text:span><text:span text:style-name="T4">ile</text:span><text:span text:style-name="T5">(</text:span><text:span text:style-name="T5">!</text:span><text:span text:style-name="T5">line</text:span><text:span text:style-name="T5">_it</text:span><text:span text:style-name="T5">era</text:span><text:span text:style-name="T5">tor</text:span><text:span text:style-name="T5">_e</text:span><text:span text:style-name="T5">nd(</text:span><text:span text:style-name="T5">ite)</text:span><text:span text:style-name="T5">){</text:span></text:p>
            <text:p><text:span text:style-name="T5"><text:tab/></text:span><text:span text:style-name="T5"><text:tab/></text:span><text:span text:style-name="T5">if(d</text:span><text:span text:style-name="T5">om</text:span><text:span text:style-name="T5">ino</text:span><text:span text:style-name="T5">_is</text:span><text:span text:style-name="T5">_d</text:span><text:span text:style-name="T5">ou</text:span><text:span text:style-name="T5">ble</text:span><text:span text:style-name="T5">(lin</text:span><text:span text:style-name="T5">e_i</text:span><text:span text:style-name="T5">ter</text:span><text:span text:style-name="T5">ato</text:span><text:span text:style-name="T5">r_g</text:span><text:span text:style-name="T5">et(i</text:span><text:span text:style-name="T5">te){</text:span></text:p>
            <text:p><text:span text:style-name="T5"><text:tab/></text:span><text:span text:style-name="T5"><text:tab/></text:span><text:span text:style-name="T5"><text:tab/></text:span><text:span text:style-name="T5">res</text:span><text:span text:style-name="T5">p </text:span><text:span text:style-name="T5">+= </text:span><text:span text:style-name="T5">1;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5">ite </text:span><text:span text:style-name="T5">= </text:span><text:span text:style-name="T5">line</text:span><text:span text:style-name="T5">_it</text:span><text:span text:style-name="T5">era</text:span><text:span text:style-name="T5">tor</text:span><text:span text:style-name="T5">_n</text:span><text:span text:style-name="T5">ext</text:span><text:span text:style-name="T5">(ite</text:span><text:span text:style-name="T5">);</text:span></text:p>
            <text:p><text:span text:style-name="T5"><text:tab/></text:span><text:span text:style-name="T5">}</text:span></text:p>
          </draw:text-box>
        </draw:frame>
        <draw:path draw:style-name="gr10" draw:text-style-name="P1" draw:layer="layout" svg:width="2.171cm" svg:height="2.536cm" draw:transform="rotate (2.93965805913405) translate (12.4246647009102cm 7.16859472696117cm)" svg:viewBox="0 0 2172 2537" svg:d="M766 2174c1427 1015 1620-354 1229-978-173-277-343-560-578-791-339-333-990-595-1318-224-262 297 80 707 65 1078-16 369 407 510 577 791l211 268 90 60">
          <text:p/>
        </draw:path>
        <draw:path draw:style-name="gr10" draw:text-style-name="P1" draw:layer="layout" svg:width="1.952cm" svg:height="1.705cm" draw:transform="rotate (-2.29859862487653) translate (15.2918349690485cm 5.73005406453407cm)" svg:viewBox="0 0 1953 1706" svg:d="M421 1706c528-19 1253-148 1411-712 89-315 317-835-250-969-621-147-994 396-1290 808-177 246-328 542-285 867l364-51 275-75">
          <text:p/>
        </draw:path>
        <draw:path draw:style-name="gr32" draw:text-style-name="P1" draw:layer="layout" svg:width="2.237cm" svg:height="2.631cm" draw:transform="rotate (2.94716297491763) translate (14.755985167122cm 7.25399475848464cm)" svg:viewBox="0 0 2238 2632" svg:d="M1291 2602c603 181 922-488 945-991 21-436-216-707-386-1039-200-390-650-556-1046-571-430-18-969 326-756 901 122 327 86 687 326 999 245 317 532 610 917 701l24-5z">
          <text:p/>
        </draw:path>
        <draw:path draw:style-name="gr32" draw:text-style-name="P1" draw:layer="layout" svg:width="2.251cm" svg:height="3.001cm" svg:x="15.342cm" svg:y="4.223cm" svg:viewBox="0 0 2252 3002" svg:d="M1729 280c-339-125-697-107-1043-76-319 29-604 286-636 687-36 448-113 891 50 1297 164 408 566 688 1018 789 442 99 1080-91 1069-662-8-423 130-856 25-1272l-204-458-228-381-204-204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5:47:32.853263809</meta:creation-date>
    <dc:date>2024-07-01T16:54:29.619218224</dc:date>
    <meta:editing-duration>PT1H26M56S</meta:editing-duration>
    <meta:editing-cycles>3</meta:editing-cycles>
    <meta:generator>LibreOffice/24.2.3.2$Linux_X86_64 LibreOffice_project/420$Build-2</meta:generator>
    <meta:document-statistic meta:object-count="95"/>
  </office:meta>
</office:document-meta>
</file>